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3.2cm"/>
    </style:style>
    <style:style style:name="gr3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1.67cm" fo:min-width="11.7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0.77cm" fo:min-width="11.72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3.2cm"/>
    </style:style>
    <style:style style:name="gr6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1.27cm" fo:min-width="11.72cm" fo:padding-top="0.165cm" fo:padding-bottom="0.165cm" fo:padding-left="0.29cm" fo:padding-right="0.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2cm"/>
    </style:style>
    <style:style style:name="gr9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1.87cm" fo:min-width="11.72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2cm"/>
    </style:style>
    <style:style style:name="gr11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0.37cm" fo:min-width="11.7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21409a" draw:marker-start-width="0.321cm" draw:marker-end-width="0.321cm" draw:fill-color="#ffffff" draw:textarea-horizontal-align="justify" draw:textarea-vertical-align="middle" draw:auto-grow-height="false" fo:min-height="0.47cm" fo:min-width="11.7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loext:graphic-properties draw:fill="none"/>
      <style:paragraph-properties fo:text-align="center"/>
      <style:text-properties fo:font-weight="normal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7cm" svg:height="1.2cm" svg:x="2cm" svg:y="8.6cm">
          <text:p text:style-name="P1"><text:span text:style-name="T1">Lid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7cm" svg:height="1.2cm" svg:x="2cm" svg:y="11.4cm">
          <text:p text:style-name="P1"><text:span text:style-name="T1">Camér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7cm" svg:height="2.4cm" svg:x="2cm" svg:y="15.6cm">
          <text:p text:style-name="P1"><text:span text:style-name="T1">Recréer</text:span></text:p>
          <text:p text:style-name="P1"><text:span text:style-name="T1">l’envionnement</text:span></text:p>
          <text:p text:style-name="P1"><text:span text:style-name="T1">à partir des</text:span></text:p>
          <text:p text:style-name="P1"><text:span text:style-name="T1">données li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0" draw:id="id10" draw:layer="layout" svg:width="12.3cm" svg:height="2cm" svg:x="7cm" svg:y="15cm">
          <text:p text:style-name="P3"><text:span text:style-name="T1">Algo : entrée matrice angle/dist lidar + pos relatives des </text:span></text:p>
          <text:p text:style-name="P3"><text:span text:style-name="T1">adversaires</text:span><text:span text:style-name="T1"><text:line-break/></text:span><text:span text:style-name="T1"><text:tab/></text:span><text:span text:style-name="T1">sortie : interpolées des obstacles et des adversaires en </text:span></text:p>
          <text:p text:style-name="P3"><text:span text:style-name="T1">cartési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12.3cm" svg:height="1.1cm" svg:x="7cm" svg:y="17.2cm">
          <text:p text:style-name="P3"><text:span text:style-name="T1">Algo : entrée matrice angle/dist + pos relatives des adversaires</text:span><text:span text:style-name="T1"><text:line-break/></text:span><text:span text:style-name="T1"><text:tab/></text:span><text:span text:style-name="T1">sortie : environnement graphique 2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2.3cm" svg:height="1.1cm" svg:x="6.9cm" svg:y="8.7cm">
          <text:p text:style-name="P3"><text:span text:style-name="T1">Algo : entrée données brutes du lidar</text:span><text:span text:style-name="T1"><text:line-break/></text:span><text:span text:style-name="T1"><text:tab/></text:span><text:span text:style-name="T1">sortie données exploitables 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7cm" svg:height="1.3cm" svg:x="2.1cm" svg:y="22.8cm">
          <text:p text:style-name="P1"><text:span text:style-name="T1">Connaître position </text:span></text:p>
          <text:p text:style-name="P1"><text:span text:style-name="T1">et vit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2.3cm" svg:height="1.1cm" svg:x="7cm" svg:y="22.9cm">
          <text:p text:style-name="P3"><text:span text:style-name="T1">Algo : entrée données exploitables du lidar</text:span><text:span text:style-name="T1"><text:line-break/></text:span><text:span text:style-name="T1"><text:tab/></text:span><text:span text:style-name="T1">sortie vitesse position et orientation de la voi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2.3cm" svg:height="1.1cm" svg:x="7cm" svg:y="10.3cm">
          <text:p text:style-name="P3"><text:span text:style-name="T1">Algo : entrée données brutes de la caméra</text:span><text:span text:style-name="T1"><text:line-break/></text:span><text:span text:style-name="T1"><text:tab/></text:span><text:span text:style-name="T1">sortie données exploitab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12.3cm" svg:height="1.1cm" svg:x="7cm" svg:y="11.6cm">
          <text:p text:style-name="P3"><text:span text:style-name="T1">Algo : entrée données exploitables de la caméra</text:span><text:span text:style-name="T1"><text:line-break/></text:span><text:span text:style-name="T1"><text:tab/></text:span><text:span text:style-name="T1">sortie détection des adversaires sur l’im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12.3cm" svg:height="1.6cm" svg:x="7cm" svg:y="12.9cm">
          <text:p text:style-name="P3"><text:span text:style-name="T1">Algo : entrée détection des adversaires sur l’images (+ evt </text:span></text:p>
          <text:p text:style-name="P3"><text:span text:style-name="T1">images précédentes)</text:span><text:span text:style-name="T1"><text:line-break/></text:span><text:span text:style-name="T1"><text:tab/></text:span><text:span text:style-name="T1">sortie vitesse et position relative des adversaires 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5.7cm" svg:y1="9.2cm" svg:x2="6.9cm" svg:y2="9.25cm" draw:start-shape="id1" draw:start-glue-point="1" draw:end-shape="id2" draw:end-glue-point="3" svg:d="M5700 9200h580v50h620" svg:viewBox="0 0 1201 51">
          <text:p/>
        </draw:connector>
        <draw:connector draw:style-name="gr7" draw:text-style-name="P5" draw:layer="layout" svg:x1="5.7cm" svg:y1="12cm" svg:x2="7cm" svg:y2="10.85cm" draw:start-shape="id3" draw:start-glue-point="1" draw:end-shape="id4" draw:end-glue-point="3" svg:d="M5700 12000h630v-1150h670" svg:viewBox="0 0 1301 1151">
          <text:p/>
        </draw:connector>
        <draw:connector draw:style-name="gr7" draw:text-style-name="P5" draw:layer="layout" svg:x1="5.7cm" svg:y1="12cm" svg:x2="7cm" svg:y2="12.15cm" draw:start-shape="id3" draw:start-glue-point="1" draw:end-shape="id5" svg:d="M5700 12000h630v150h670" svg:viewBox="0 0 1301 151">
          <text:p/>
        </draw:connector>
        <draw:connector draw:style-name="gr7" draw:text-style-name="P5" draw:layer="layout" svg:x1="5.7cm" svg:y1="12cm" svg:x2="7cm" svg:y2="13.7cm" draw:start-shape="id3" draw:start-glue-point="1" draw:end-shape="id6" svg:d="M5700 12000h630v1700h670" svg:viewBox="0 0 1301 1701">
          <text:p/>
        </draw:connector>
        <draw:connector draw:style-name="gr7" draw:text-style-name="P5" draw:layer="layout" svg:x1="5.8cm" svg:y1="23.45cm" svg:x2="7cm" svg:y2="23.45cm" draw:start-shape="id7" draw:start-glue-point="1" draw:end-shape="id8" draw:end-glue-point="3" svg:d="M5800 23450h1200" svg:viewBox="0 0 1201 1">
          <text:p/>
        </draw:connector>
        <draw:connector draw:style-name="gr7" draw:text-style-name="P5" draw:layer="layout" svg:x1="5.7cm" svg:y1="16.8cm" svg:x2="7cm" svg:y2="16cm" draw:start-shape="id9" draw:start-glue-point="1" draw:end-shape="id10" draw:end-glue-point="3" svg:d="M5700 16800h630v-800h670" svg:viewBox="0 0 1301 801">
          <text:p/>
        </draw:connector>
        <draw:connector draw:style-name="gr7" draw:text-style-name="P5" draw:layer="layout" svg:x1="5.7cm" svg:y1="16.8cm" svg:x2="7cm" svg:y2="17.75cm" draw:start-shape="id9" draw:start-glue-point="1" draw:end-shape="id11" draw:end-glue-point="3" svg:d="M5700 16800h630v950h670" svg:viewBox="0 0 1301 951">
          <text:p/>
        </draw:connector>
        <draw:custom-shape draw:style-name="gr8" draw:text-style-name="P2" xml:id="id12" draw:id="id12" draw:layer="layout" svg:width="3.7cm" svg:height="1.4cm" svg:x="2cm" svg:y="24.7cm">
          <text:p text:style-name="P1"><text:span text:style-name="T1">Calculer la</text:span><text:span text:style-name="T1"><text:line-break/></text:span><text:span text:style-name="T1">trajecto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3" draw:id="id13" draw:layer="layout" svg:width="12.3cm" svg:height="2.2cm" svg:x="6.9cm" svg:y="24.3cm">
          <text:p text:style-name="P3"><text:span text:style-name="T1">Algo : entrée vitesse/pos/orient de la voiture + interpolées</text:span></text:p>
          <text:p text:style-name="P3"><text:span text:style-name="T1">Du circuit, obstacles et adversaires</text:span><text:span text:style-name="T1"><text:line-break/></text:span><text:span text:style-name="T1"><text:tab/></text:span><text:span text:style-name="T1">sortie courbe 2D de la trajectoire idéale + champ de </text:span></text:p>
          <text:p text:style-name="P3"><text:span text:style-name="T1">Vecteurs vitesse associé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5.7cm" svg:y1="25.4cm" svg:x2="6.9cm" svg:y2="25.4cm" draw:start-shape="id12" draw:start-glue-point="1" draw:end-shape="id13" draw:end-glue-point="3" svg:d="M5700 25400h1200" svg:viewBox="0 0 1201 1">
          <text:p/>
        </draw:connector>
        <draw:custom-shape draw:style-name="gr10" draw:text-style-name="P2" xml:id="id14" draw:id="id14" draw:layer="layout" svg:width="3.7cm" svg:height="1.5cm" svg:x="2cm" svg:y="27.2cm">
          <text:p text:style-name="P1"><text:span text:style-name="T1">Suivre la</text:span><text:span text:style-name="T1"><text:line-break/></text:span><text:span text:style-name="T1">trajecto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5" draw:id="id15" draw:layer="layout" svg:width="12.3cm" svg:height="2.2cm" svg:x="7cm" svg:y="26.8cm">
          <text:p text:style-name="P3"><text:span text:style-name="T1">Algo : entrée courbe 2D de la traj idéale + vecteurs vitesse </text:span></text:p>
          <text:p text:style-name="P3"><text:span text:style-name="T1">associés</text:span><text:span text:style-name="T1"><text:line-break/></text:span><text:span text:style-name="T1"><text:tab/></text:span><text:span text:style-name="T1">sortie commande de la carte servomoteur de direction </text:span></text:p>
          <text:p text:style-name="P3"><text:span text:style-name="T1">+ commande moteurs des roue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5.7cm" svg:y1="27.95cm" svg:x2="7cm" svg:y2="27.9cm" draw:start-shape="id14" draw:start-glue-point="1" draw:end-shape="id15" draw:end-glue-point="3" svg:d="M5700 27950h630v-50h670" svg:viewBox="0 0 1301 51">
          <text:p/>
        </draw:connector>
        <draw:custom-shape draw:style-name="gr10" draw:text-style-name="P2" xml:id="id16" draw:id="id16" draw:layer="layout" svg:width="3.7cm" svg:height="1.5cm" svg:x="2cm" svg:y="19.8cm">
          <text:p text:style-name="P1"><text:span text:style-name="T1">Transmission</text:span></text:p>
          <text:p text:style-name="P1"><text:span text:style-name="T1">Avec l’ord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2.3cm" svg:height="1.1cm" svg:x="7cm" svg:y="22.9cm">
          <text:p text:style-name="P3"><text:span text:style-name="T1">Algo : entrée données exploitables du lidar</text:span><text:span text:style-name="T1"><text:line-break/></text:span><text:span text:style-name="T1"><text:tab/></text:span><text:span text:style-name="T1">sortie vitesse position et orientation de la voitur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7" draw:id="id17" draw:layer="layout" svg:width="12.3cm" svg:height="0.7cm" svg:x="7cm" svg:y="18.7cm">
          <text:p text:style-name="P3"><text:span text:style-name="T1">Choisir et commander le hardwar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8" draw:id="id18" draw:layer="layout" svg:width="12.3cm" svg:height="0.7cm" svg:x="7cm" svg:y="19.6cm">
          <text:p text:style-name="P3"><text:span text:style-name="T1">S’assurer de la liaison entre le hardware et la cart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9" draw:id="id19" draw:layer="layout" svg:width="12.3cm" svg:height="1.1cm" svg:x="7cm" svg:y="20.5cm">
          <text:p text:style-name="P3"><text:span text:style-name="T1">Écrire le programme de transmission de la carte (quelles </text:span></text:p>
          <text:p text:style-name="P3"><text:span text:style-name="T1">données ? Quelle vitesse ? Quel format?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0" draw:id="id20" draw:layer="layout" svg:width="12.3cm" svg:height="0.7cm" svg:x="7cm" svg:y="21.8cm">
          <text:p text:style-name="P3"><text:span text:style-name="T1">Écrire le programme de transmission de l’ordi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5.7cm" svg:y1="20.55cm" svg:x2="7cm" svg:y2="19.05cm" draw:start-shape="id16" draw:start-glue-point="1" draw:end-shape="id17" svg:d="M5700 20550h630v-1500h670" svg:viewBox="0 0 1301 1501">
          <text:p/>
        </draw:connector>
        <draw:connector draw:style-name="gr7" draw:text-style-name="P6" draw:layer="layout" svg:x1="5.7cm" svg:y1="20.55cm" svg:x2="7cm" svg:y2="19.95cm" draw:start-shape="id16" draw:start-glue-point="1" draw:end-shape="id18" draw:end-glue-point="3" svg:d="M5700 20550h630v-600h670" svg:viewBox="0 0 1301 601">
          <text:p/>
        </draw:connector>
        <draw:connector draw:style-name="gr7" draw:text-style-name="P6" draw:layer="layout" svg:x1="5.7cm" svg:y1="20.55cm" svg:x2="7cm" svg:y2="21.05cm" draw:start-shape="id16" draw:start-glue-point="1" draw:end-shape="id19" draw:end-glue-point="3" svg:d="M5700 20550h630v500h670" svg:viewBox="0 0 1301 501">
          <text:p/>
        </draw:connector>
        <draw:connector draw:style-name="gr7" draw:text-style-name="P6" draw:layer="layout" svg:x1="5.7cm" svg:y1="20.55cm" svg:x2="7cm" svg:y2="22.15cm" draw:start-shape="id16" draw:start-glue-point="1" draw:end-shape="id20" draw:end-glue-point="3" svg:d="M5700 20550h630v1600h670" svg:viewBox="0 0 1301 1601">
          <text:p/>
        </draw:connector>
        <draw:custom-shape draw:style-name="gr1" draw:text-style-name="P2" xml:id="id21" draw:id="id21" draw:layer="layout" svg:width="3.7cm" svg:height="1.2cm" svg:x="2cm" svg:y="5.6cm">
          <text:p text:style-name="P1"><text:span text:style-name="T1">Montage de </text:span></text:p>
          <text:p text:style-name="P1"><text:span text:style-name="T1">La voitur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" draw:id="id23" draw:layer="layout" svg:width="12.3cm" svg:height="0.8cm" svg:x="6.9cm" svg:y="5.2cm">
          <text:p text:style-name="P3"><text:span text:style-name="T1">Assembler le châssi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" draw:id="id24" draw:layer="layout" svg:width="12.3cm" svg:height="0.8cm" svg:x="6.9cm" svg:y="6.2cm">
          <text:p text:style-name="P3"><text:span text:style-name="T1">Monter le hardware dessu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12.3cm" svg:height="0.8cm" svg:x="6.9cm" svg:y="4.2cm">
          <text:p text:style-name="P3"><text:span text:style-name="T1">Faire des tests pour vérifier que tout tienne bie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5" draw:id="id25" draw:layer="layout" svg:width="12.3cm" svg:height="1.1cm" svg:x="6.9cm" svg:y="7.2cm">
          <text:p text:style-name="P3"><text:span text:style-name="T1">Vérifier que le parallélisme lidar/caméra/voiture est constant </text:span></text:p>
          <text:p text:style-name="P3"><text:span text:style-name="T1">et/ou mesurable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7cm" svg:y1="6.2cm" svg:x2="6.9cm" svg:y2="4.6cm" draw:start-shape="id21" draw:start-glue-point="1" draw:end-shape="id22" draw:end-glue-point="3" svg:d="M5700 6200h580v-1600h620" svg:viewBox="0 0 1201 1601">
          <text:p/>
        </draw:connector>
        <draw:connector draw:style-name="gr7" draw:text-style-name="P7" draw:layer="layout" svg:x1="5.7cm" svg:y1="6.2cm" svg:x2="6.9cm" svg:y2="5.6cm" draw:start-shape="id21" draw:start-glue-point="1" draw:end-shape="id23" draw:end-glue-point="3" svg:d="M5700 6200h580v-600h620" svg:viewBox="0 0 1201 601">
          <text:p/>
        </draw:connector>
        <draw:connector draw:style-name="gr7" draw:text-style-name="P7" draw:layer="layout" svg:x1="5.7cm" svg:y1="6.2cm" svg:x2="6.9cm" svg:y2="6.6cm" draw:start-shape="id21" draw:start-glue-point="1" draw:end-shape="id24" draw:end-glue-point="3" svg:d="M5700 6200h580v400h620" svg:viewBox="0 0 1201 401">
          <text:p/>
        </draw:connector>
        <draw:connector draw:style-name="gr7" draw:text-style-name="P7" draw:layer="layout" svg:x1="5.7cm" svg:y1="6.2cm" svg:x2="6.9cm" svg:y2="7.75cm" draw:start-shape="id21" draw:start-glue-point="1" draw:end-shape="id25" svg:d="M5700 6200h580v1550h620" svg:viewBox="0 0 1201 1551">
          <text:p/>
        </draw:connector>
        <draw:custom-shape draw:style-name="gr1" draw:text-style-name="P2" xml:id="id26" draw:id="id26" draw:layer="layout" svg:width="3.7cm" svg:height="1.2cm" svg:x="2cm" svg:y="1cm">
          <text:p text:style-name="P1"><text:span text:style-name="T1">Livrables </text:span><text:span text:style-name="T1"><text:line-break/></text:span><text:span text:style-name="T1">demandé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12.3cm" svg:height="0.8cm" svg:x="6.9cm" svg:y="0.7cm">
          <text:p text:style-name="P3"><text:span text:style-name="T1">Fai</text:span><text:span text:style-name="T1">re </text:span><text:span text:style-name="T1">le </text:span><text:span text:style-name="T1">site </text:span><text:span text:style-name="T1">inte</text:span><text:span text:style-name="T1">rne</text:span><text:span text:style-name="T1">t de </text:span><text:span text:style-name="T1">pré</text:span><text:span text:style-name="T1">sen</text:span><text:span text:style-name="T1">tati</text:span><text:span text:style-name="T1">on </text:span><text:span text:style-name="T1">du </text:span><text:span text:style-name="T1">pro</text:span><text:span text:style-name="T1">jet 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8" draw:id="id28" draw:layer="layout" svg:width="12.3cm" svg:height="0.8cm" svg:x="6.9cm" svg:y="1.7cm">
          <text:p text:style-name="P3"><text:span text:style-name="T1">Gér</text:span><text:span text:style-name="T1">er </text:span><text:span text:style-name="T1">le </text:span><text:span text:style-name="T1">gitl</text:span><text:span text:style-name="T1">ab </text:span><text:span text:style-name="T1">et </text:span><text:span text:style-name="T1">la </text:span><text:span text:style-name="T1">ges</text:span><text:span text:style-name="T1">tion </text:span><text:span text:style-name="T1">de </text:span><text:span text:style-name="T1">con</text:span><text:span text:style-name="T1">figu</text:span><text:span text:style-name="T1">rati</text:span><text:span text:style-name="T1">on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7cm" svg:y1="1.6cm" svg:x2="6.9cm" svg:y2="1.1cm" draw:start-shape="id26" draw:start-glue-point="1" draw:end-shape="id27" draw:end-glue-point="3" svg:d="M5700 1600h580v-500h620" svg:viewBox="0 0 1201 501">
          <text:p/>
        </draw:connector>
        <draw:connector draw:style-name="gr7" draw:text-style-name="P7" draw:layer="layout" svg:x1="5.7cm" svg:y1="1.6cm" svg:x2="6.9cm" svg:y2="2.1cm" draw:start-shape="id26" draw:start-glue-point="1" draw:end-shape="id28" draw:end-glue-point="3" svg:d="M5700 1600h580v500h620" svg:viewBox="0 0 1201 501">
          <text:p/>
        </draw:connector>
        <draw:custom-shape draw:style-name="gr4" draw:text-style-name="P4" xml:id="id29" draw:id="id29" draw:layer="layout" svg:width="12.3cm" svg:height="1.1cm" svg:x="6.9cm" svg:y="2.7cm">
          <text:p text:style-name="P3"><text:span text:style-name="T1">Faire des documents expliquant nos démarches pour faciliter la </text:span><text:span text:style-name="T1"><text:line-break/></text:span><text:span text:style-name="T1">transmission l’année prochaine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7cm" svg:y1="1.6cm" svg:x2="6.9cm" svg:y2="3.25cm" draw:start-shape="id26" draw:start-glue-point="1" draw:end-shape="id29" draw:end-glue-point="3" svg:d="M5700 1600h580v1650h620" svg:viewBox="0 0 1201 1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5:27:31.118792239</meta:creation-date>
    <dc:date>2019-10-24T16:23:16.711388848</dc:date>
    <meta:editing-duration>PT24M53S</meta:editing-duration>
    <meta:editing-cycles>6</meta:editing-cycles>
    <meta:generator>LibreOffice/6.0.7.3$Linux_X86_64 LibreOffice_project/00m0$Build-3</meta:generator>
    <meta:document-statistic meta:object-count="50"/>
  </office:meta>
</office:document-meta>
</file>